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390724364548471338" text:style-name="L1">
        <text:list-item>
          <text:p text:style-name="P2">Luneda</text:p>
          <text:list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  <text:list-item>
              <text:p text:style-name="P3">Tyrianne intro had problems with clicking the option and skipping, and it wouldn't let me ignore</text:p>
            </text:list-item>
          </text:list>
        </text:list-item>
        <text:list-item>
          <text:p text:style-name="P2">General</text:p>
          <text:list>
            <text:list-item>
              <text:p text:style-name="P3">Make it so you can go from person to person without breaking the game (if there's multiple people in a room)</text:p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  <text:list-item>
              <text:p text:style-name="P3">delete the jquery file</text:p>
            </text:list-item>
            <text:list-item>
              <text:p text:style-name="P3">PAUSE BUTTON</text:p>
            </text:list-item>
            <text:list-item>
              <text:p text:style-name="P3">adding time doesn't add time to the life bar</text:p>
            </text:list-item>
            <text:list-item>
              <text:p text:style-name="P3">Speed up the text writing. It's too slow.</text:p>
            </text:list-item>
            <text:list-item>
              <text:p text:style-name="P3">Think about just deleting the life bar...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7T09:44:15.62</dc:date>
    <meta:editing-duration>P12DT16H14M16S</meta:editing-duration>
    <meta:editing-cycles>83</meta:editing-cycles>
    <meta:generator>OpenOffice/4.1.1$Win32 OpenOffice.org_project/411m6$Build-9775</meta:generator>
    <meta:document-statistic meta:table-count="0" meta:image-count="0" meta:object-count="0" meta:page-count="1" meta:paragraph-count="27" meta:word-count="240" meta:character-count="1278"/>
  </office:meta>
</office:document-meta>
</file>